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roid Sans Mono" fo:font-size="10pt" fo:font-weight="normal" officeooo:rsid="000d9cc9" officeooo:paragraph-rsid="000d9cc9" fo:background-color="transparent" style:font-size-asian="10pt" style:font-size-complex="10pt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pt" fo:font-weight="normal" fo:background-color="transparent" style:font-size-asian="10pt" style:font-size-complex="10pt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0pt" fo:font-weight="normal" officeooo:paragraph-rsid="000f28e4" fo:background-color="transparent" style:font-size-asian="10pt" style:font-size-complex="10pt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pt" fo:font-weight="normal" officeooo:paragraph-rsid="002c8677" fo:background-color="transparent" style:font-size-asian="10pt" style:font-size-complex="10pt"/>
    </style:style>
    <style:style style:name="P5" style:family="paragraph" style:parent-style-name="Standard">
      <style:paragraph-properties style:line-height-at-least="0.503cm"/>
      <style:text-properties fo:color="#000000" style:font-name="Droid Sans Mono" fo:font-size="10pt" fo:font-weight="normal" officeooo:paragraph-rsid="00393969" fo:background-color="transparent" style:font-size-asian="10pt" style:font-size-complex="10pt"/>
    </style:style>
    <style:style style:name="P6" style:family="paragraph" style:parent-style-name="Standard">
      <style:text-properties fo:color="#000000" fo:font-size="10pt" officeooo:rsid="0012a0fe" officeooo:paragraph-rsid="0012a0fe" fo:background-color="transparent" style:font-size-asian="10pt" style:font-size-complex="10pt"/>
    </style:style>
    <style:style style:name="P7" style:family="paragraph" style:parent-style-name="Standard">
      <style:text-properties fo:color="#000000" fo:font-size="10.5pt" officeooo:rsid="0012a0fe" officeooo:paragraph-rsid="0012a0fe" fo:background-color="transparent" style:font-size-asian="10.5pt" style:font-size-complex="10.5pt"/>
    </style:style>
    <style:style style:name="P8" style:family="paragraph" style:parent-style-name="Standard">
      <style:text-properties fo:color="#6a9955" style:font-name="Droid Sans Mono" fo:font-size="10pt" fo:font-weight="normal" officeooo:rsid="000d9cc9" officeooo:paragraph-rsid="000d9cc9" fo:background-color="#1e1e1e" style:font-size-asian="10pt" style:font-size-complex="10pt"/>
    </style:style>
    <style:style style:name="P9" style:family="paragraph" style:parent-style-name="Standard">
      <style:paragraph-properties style:line-height-at-least="0.503cm"/>
      <style:text-properties officeooo:paragraph-rsid="003346e9"/>
    </style:style>
    <style:style style:name="P10" style:family="paragraph" style:parent-style-name="Standard">
      <style:paragraph-properties style:line-height-at-least="0.503cm"/>
      <style:text-properties officeooo:paragraph-rsid="003a4b2e"/>
    </style:style>
    <style:style style:name="P11" style:family="paragraph" style:parent-style-name="Standard">
      <style:paragraph-properties style:line-height-at-least="0.503cm"/>
      <style:text-properties officeooo:paragraph-rsid="003284a0"/>
    </style:style>
    <style:style style:name="P12" style:family="paragraph" style:parent-style-name="Standard">
      <style:text-properties fo:font-size="10pt" officeooo:rsid="000d9cc9" officeooo:paragraph-rsid="000d9cc9" style:font-size-asian="10pt" style:font-size-complex="10pt"/>
    </style:style>
    <style:style style:name="P13" style:family="paragraph" style:parent-style-name="Standard" style:list-style-name="L1">
      <style:paragraph-properties style:line-height-at-least="0.503cm"/>
      <style:text-properties officeooo:paragraph-rsid="00391138"/>
    </style:style>
    <style:style style:name="P14" style:family="paragraph" style:parent-style-name="Standard" style:list-style-name="L1">
      <style:paragraph-properties style:line-height-at-least="0.503cm"/>
      <style:text-properties officeooo:paragraph-rsid="003a4b2e"/>
    </style:style>
    <style:style style:name="P15" style:family="paragraph" style:parent-style-name="Standard" style:list-style-name="L1">
      <style:paragraph-properties style:line-height-at-least="0.503cm"/>
      <style:text-properties officeooo:paragraph-rsid="0040b674"/>
    </style:style>
    <style:style style:name="P16" style:family="paragraph" style:parent-style-name="Standard" style:list-style-name="L1">
      <style:paragraph-properties style:line-height-at-least="0.503cm"/>
      <style:text-properties officeooo:paragraph-rsid="0048f945"/>
    </style:style>
    <style:style style:name="P17" style:family="paragraph" style:parent-style-name="Standard" style:list-style-name="L2">
      <style:paragraph-properties style:line-height-at-least="0.503cm"/>
      <style:text-properties officeooo:paragraph-rsid="002b097c"/>
    </style:style>
    <style:style style:name="P18" style:family="paragraph" style:parent-style-name="Standard" style:list-style-name="L2">
      <style:paragraph-properties style:line-height-at-least="0.503cm"/>
      <style:text-properties officeooo:paragraph-rsid="00393969"/>
    </style:style>
    <style:style style:name="P19" style:family="paragraph" style:parent-style-name="Standard" style:list-style-name="L2">
      <style:paragraph-properties style:line-height-at-least="0.503cm"/>
      <style:text-properties officeooo:paragraph-rsid="003a4b2e"/>
    </style:style>
    <style:style style:name="P20" style:family="paragraph" style:parent-style-name="Standard" style:list-style-name="L2">
      <style:paragraph-properties style:line-height-at-least="0.503cm"/>
      <style:text-properties officeooo:paragraph-rsid="003c0263"/>
    </style:style>
    <style:style style:name="P21" style:family="paragraph" style:parent-style-name="Standard" style:list-style-name="L2">
      <style:paragraph-properties style:line-height-at-least="0.503cm"/>
      <style:text-properties officeooo:paragraph-rsid="0040b674"/>
    </style:style>
    <style:style style:name="P22" style:family="paragraph" style:parent-style-name="Standard">
      <style:paragraph-properties style:line-height-at-least="0.503cm"/>
      <style:text-properties officeooo:paragraph-rsid="003284a0"/>
    </style:style>
    <style:style style:name="P23" style:family="paragraph" style:parent-style-name="Standard">
      <style:paragraph-properties style:line-height-at-least="0.503cm"/>
      <style:text-properties officeooo:paragraph-rsid="003346e9"/>
    </style:style>
    <style:style style:name="P24" style:family="paragraph" style:parent-style-name="Standard" style:list-style-name="L4">
      <style:paragraph-properties style:line-height-at-least="0.503cm"/>
      <style:text-properties officeooo:paragraph-rsid="0040b674"/>
    </style:style>
    <style:style style:name="P25" style:family="paragraph" style:parent-style-name="Standard">
      <style:paragraph-properties style:line-height-at-least="0.503cm"/>
      <style:text-properties officeooo:paragraph-rsid="0040b674"/>
    </style:style>
    <style:style style:name="P26" style:family="paragraph" style:parent-style-name="Standard" style:list-style-name="L6">
      <style:paragraph-properties style:line-height-at-least="0.503cm"/>
      <style:text-properties officeooo:paragraph-rsid="0048f945"/>
    </style:style>
    <style:style style:name="P27" style:family="paragraph" style:parent-style-name="Standard">
      <style:paragraph-properties style:line-height-at-least="0.503cm"/>
      <style:text-properties officeooo:paragraph-rsid="0048f945"/>
    </style:style>
    <style:style style:name="P28" style:family="paragraph" style:parent-style-name="Standard" style:list-style-name="L1">
      <style:paragraph-properties style:line-height-at-least="0.503cm"/>
      <style:text-properties fo:color="#000000" style:font-name="Droid Sans Mono" fo:font-size="10pt" fo:font-weight="normal" officeooo:rsid="00391138" officeooo:paragraph-rsid="00391138" fo:background-color="transparent" style:font-size-asian="10pt" style:font-size-complex="10pt"/>
    </style:style>
    <style:style style:name="P29" style:family="paragraph" style:parent-style-name="Standard" style:list-style-name="L1">
      <style:paragraph-properties style:line-height-at-least="0.503cm"/>
      <style:text-properties fo:color="#000000" style:font-name="Droid Sans Mono" fo:font-size="10pt" fo:font-weight="normal" officeooo:rsid="00391138" officeooo:paragraph-rsid="003a4b2e" fo:background-color="transparent" style:font-size-asian="10pt" style:font-size-complex="10pt"/>
    </style:style>
    <style:style style:name="P30" style:family="paragraph" style:parent-style-name="Standard" style:list-style-name="L1">
      <style:paragraph-properties style:line-height-at-least="0.503cm"/>
      <style:text-properties fo:color="#000000" style:font-name="Droid Sans Mono" fo:font-size="10pt" fo:font-weight="normal" officeooo:rsid="00391138" officeooo:paragraph-rsid="0040b674" fo:background-color="transparent" style:font-size-asian="10pt" style:font-size-complex="10pt"/>
    </style:style>
    <style:style style:name="P31" style:family="paragraph" style:parent-style-name="Standard" style:list-style-name="L1">
      <style:paragraph-properties style:line-height-at-least="0.503cm"/>
      <style:text-properties fo:color="#000000" style:font-name="Droid Sans Mono" fo:font-size="10pt" fo:font-weight="normal" officeooo:rsid="00391138" officeooo:paragraph-rsid="0048f945" fo:background-color="transparent" style:font-size-asian="10pt" style:font-size-complex="10pt"/>
    </style:style>
    <style:style style:name="P32" style:family="paragraph" style:parent-style-name="Standard" style:list-style-name="L2">
      <style:paragraph-properties style:line-height-at-least="0.503cm"/>
      <style:text-properties fo:color="#000000" style:font-name="Droid Sans Mono" fo:font-size="10pt" fo:font-weight="normal" officeooo:rsid="00391138" officeooo:paragraph-rsid="00393969" fo:background-color="transparent" style:font-size-asian="10pt" style:font-size-complex="10pt"/>
    </style:style>
    <style:style style:name="P33" style:family="paragraph" style:parent-style-name="Standard" style:list-style-name="L2">
      <style:paragraph-properties style:line-height-at-least="0.503cm"/>
      <style:text-properties fo:color="#000000" style:font-name="Droid Sans Mono" fo:font-size="10pt" fo:font-weight="normal" officeooo:rsid="00391138" officeooo:paragraph-rsid="003a4b2e" fo:background-color="transparent" style:font-size-asian="10pt" style:font-size-complex="10pt"/>
    </style:style>
    <style:style style:name="P34" style:family="paragraph" style:parent-style-name="Standard" style:list-style-name="L2">
      <style:paragraph-properties style:line-height-at-least="0.503cm"/>
      <style:text-properties fo:color="#000000" style:font-name="Droid Sans Mono" fo:font-size="10pt" fo:font-weight="normal" officeooo:rsid="00391138" officeooo:paragraph-rsid="003c0263" fo:background-color="transparent" style:font-size-asian="10pt" style:font-size-complex="10pt"/>
    </style:style>
    <style:style style:name="P35" style:family="paragraph" style:parent-style-name="Standard" style:list-style-name="L2">
      <style:paragraph-properties style:line-height-at-least="0.503cm"/>
      <style:text-properties fo:color="#000000" style:font-name="Droid Sans Mono" fo:font-size="10pt" fo:font-weight="normal" officeooo:rsid="00391138" officeooo:paragraph-rsid="0040b674" fo:background-color="transparent" style:font-size-asian="10pt" style:font-size-complex="10pt"/>
    </style:style>
    <style:style style:name="P36" style:family="paragraph" style:parent-style-name="Standard" style:list-style-name="L4">
      <style:paragraph-properties style:line-height-at-least="0.503cm"/>
      <style:text-properties fo:color="#000000" style:font-name="Droid Sans Mono" fo:font-size="10pt" fo:font-weight="normal" officeooo:rsid="00391138" officeooo:paragraph-rsid="0040b674" fo:background-color="transparent" style:font-size-asian="10pt" style:font-size-complex="10pt"/>
    </style:style>
    <style:style style:name="P37" style:family="paragraph" style:parent-style-name="Standard" style:list-style-name="L6">
      <style:paragraph-properties style:line-height-at-least="0.503cm"/>
      <style:text-properties fo:color="#000000" style:font-name="Droid Sans Mono" fo:font-size="10pt" fo:font-weight="normal" officeooo:rsid="00391138" officeooo:paragraph-rsid="0048f945" fo:background-color="transparent" style:font-size-asian="10pt" style:font-size-complex="10pt"/>
    </style:style>
    <style:style style:name="P38" style:family="paragraph" style:parent-style-name="Standard">
      <style:paragraph-properties style:line-height-at-least="0.503cm"/>
      <style:text-properties fo:color="#000000" style:font-name="Droid Sans Mono" fo:font-size="10pt" fo:font-weight="normal" fo:background-color="transparent" style:font-size-asian="10pt" style:font-size-complex="10pt"/>
    </style:style>
    <style:style style:name="P39" style:family="paragraph" style:parent-style-name="Standard" style:list-style-name="L2">
      <style:paragraph-properties style:line-height-at-least="0.503cm"/>
      <style:text-properties fo:color="#000000" style:font-name="Droid Sans Mono" fo:font-size="10pt" fo:font-weight="normal" officeooo:paragraph-rsid="002b097c" fo:background-color="transparent" style:font-size-asian="10pt" style:font-size-complex="10pt"/>
    </style:style>
    <style:style style:name="P40" style:family="paragraph" style:parent-style-name="Standard" style:list-style-name="L2">
      <style:paragraph-properties style:line-height-at-least="0.503cm"/>
      <style:text-properties fo:color="#000000" style:font-name="Droid Sans Mono" fo:font-size="10pt" fo:font-weight="normal" officeooo:paragraph-rsid="003346e9" fo:background-color="transparent" style:font-size-asian="10pt" style:font-size-complex="10pt"/>
    </style:style>
    <style:style style:name="P41" style:family="paragraph" style:parent-style-name="Standard">
      <style:paragraph-properties style:line-height-at-least="0.503cm"/>
      <style:text-properties fo:color="#000000" style:font-name="Droid Sans Mono" fo:font-size="10pt" fo:font-weight="normal" officeooo:paragraph-rsid="002b097c" fo:background-color="transparent" style:font-size-asian="10pt" style:font-size-complex="10pt"/>
    </style:style>
    <style:style style:name="P42" style:family="paragraph" style:parent-style-name="Standard" style:list-style-name="L3">
      <style:paragraph-properties style:line-height-at-least="0.503cm"/>
      <style:text-properties fo:color="#000000" style:font-name="Droid Sans Mono" fo:font-size="10pt" fo:font-weight="normal" officeooo:paragraph-rsid="002e2ab8" fo:background-color="transparent" style:font-size-asian="10pt" style:font-size-complex="10pt"/>
    </style:style>
    <style:style style:name="P43" style:family="paragraph" style:parent-style-name="Standard" style:list-style-name="L3">
      <style:paragraph-properties style:line-height-at-least="0.503cm"/>
      <style:text-properties fo:color="#000000" style:font-name="Droid Sans Mono" fo:font-size="10pt" fo:font-weight="normal" officeooo:paragraph-rsid="002fb846" fo:background-color="transparent" style:font-size-asian="10pt" style:font-size-complex="10pt"/>
    </style:style>
    <style:style style:name="P44" style:family="paragraph" style:parent-style-name="Standard" style:list-style-name="L4">
      <style:paragraph-properties style:line-height-at-least="0.503cm"/>
      <style:text-properties fo:color="#000000" style:font-name="Droid Sans Mono" fo:font-size="10pt" fo:font-weight="normal" officeooo:paragraph-rsid="0040b674" fo:background-color="transparent" style:font-size-asian="10pt" style:font-size-complex="10pt"/>
    </style:style>
    <style:style style:name="P45" style:family="paragraph" style:parent-style-name="Standard" style:list-style-name="L5">
      <style:paragraph-properties style:line-height-at-least="0.503cm"/>
      <style:text-properties fo:color="#000000" style:font-name="Droid Sans Mono" fo:font-size="10pt" fo:font-weight="normal" officeooo:paragraph-rsid="0040b674" fo:background-color="transparent" style:font-size-asian="10pt" style:font-size-complex="10pt"/>
    </style:style>
    <style:style style:name="P46" style:family="paragraph" style:parent-style-name="Standard" style:list-style-name="L5">
      <style:paragraph-properties style:line-height-at-least="0.503cm"/>
      <style:text-properties fo:color="#000000" style:font-name="Droid Sans Mono" fo:font-size="10pt" fo:font-weight="normal" officeooo:paragraph-rsid="0048f945" fo:background-color="transparent" style:font-size-asian="10pt" style:font-size-complex="10pt"/>
    </style:style>
    <style:style style:name="P47" style:family="paragraph" style:parent-style-name="Standard">
      <style:paragraph-properties style:line-height-at-least="0.503cm"/>
      <style:text-properties fo:color="#000000" style:font-name="Droid Sans Mono" fo:font-size="10pt" fo:font-weight="normal" officeooo:paragraph-rsid="0040b674" fo:background-color="transparent" style:font-size-asian="10pt" style:font-size-complex="10pt"/>
    </style:style>
    <style:style style:name="P48" style:family="paragraph" style:parent-style-name="Standard" style:list-style-name="L6">
      <style:paragraph-properties style:line-height-at-least="0.503cm"/>
      <style:text-properties fo:color="#000000" style:font-name="Droid Sans Mono" fo:font-size="10pt" fo:font-weight="normal" officeooo:paragraph-rsid="0048f945" fo:background-color="transparent" style:font-size-asian="10pt" style:font-size-complex="10pt"/>
    </style:style>
    <style:style style:name="P49" style:family="paragraph" style:parent-style-name="Standard" style:list-style-name="L7">
      <style:paragraph-properties style:line-height-at-least="0.503cm"/>
      <style:text-properties fo:color="#000000" style:font-name="Droid Sans Mono" fo:font-size="10pt" fo:font-weight="normal" officeooo:paragraph-rsid="0048f945" fo:background-color="transparent" style:font-size-asian="10pt" style:font-size-complex="10pt"/>
    </style:style>
    <style:style style:name="P50" style:family="paragraph" style:parent-style-name="Standard" style:list-style-name="L7">
      <style:paragraph-properties style:line-height-at-least="0.503cm"/>
      <style:text-properties fo:color="#000000" style:font-name="Droid Sans Mono" fo:font-size="10pt" fo:font-weight="normal" officeooo:paragraph-rsid="004ab578" fo:background-color="transparent" style:font-size-asian="10pt" style:font-size-complex="10pt"/>
    </style:style>
    <style:style style:name="P51" style:family="paragraph" style:parent-style-name="Standard">
      <style:paragraph-properties style:line-height-at-least="0.503cm"/>
      <style:text-properties fo:color="#000000" style:font-name="Droid Sans Mono" fo:font-size="10pt" fo:font-weight="normal" officeooo:paragraph-rsid="0048f945" fo:background-color="transparent" style:font-size-asian="10pt" style:font-size-complex="10pt"/>
    </style:style>
    <style:style style:name="P52" style:family="paragraph" style:parent-style-name="Standard" style:list-style-name="L2">
      <style:paragraph-properties style:line-height-at-least="0.503cm"/>
      <style:text-properties fo:color="#000000" style:font-name="Droid Sans Mono" fo:font-size="10pt" fo:font-weight="normal" officeooo:rsid="003c0263" officeooo:paragraph-rsid="003c0263" fo:background-color="transparent" style:font-size-asian="10pt" style:font-size-complex="10pt"/>
    </style:style>
    <style:style style:name="P53" style:family="paragraph" style:parent-style-name="Standard" style:list-style-name="L4">
      <style:paragraph-properties style:line-height-at-least="0.503cm"/>
      <style:text-properties fo:color="#000000" style:font-name="Droid Sans Mono" fo:font-size="10pt" fo:font-weight="normal" officeooo:rsid="003c0263" officeooo:paragraph-rsid="0040b674" fo:background-color="transparent" style:font-size-asian="10pt" style:font-size-complex="10pt"/>
    </style:style>
    <style:style style:name="P54" style:family="paragraph" style:parent-style-name="Standard" style:list-style-name="L6">
      <style:paragraph-properties style:line-height-at-least="0.503cm"/>
      <style:text-properties fo:color="#000000" style:font-name="Droid Sans Mono" fo:font-size="10pt" fo:font-weight="normal" officeooo:rsid="003c0263" officeooo:paragraph-rsid="0048f945" fo:background-color="transparent" style:font-size-asian="10pt" style:font-size-complex="10pt"/>
    </style:style>
    <style:style style:name="P55" style:family="paragraph" style:parent-style-name="Standard" style:list-style-name="L3">
      <style:paragraph-properties style:line-height-at-least="0.503cm"/>
      <style:text-properties fo:color="#000000" style:font-name="Droid Sans Mono" fo:font-size="10pt" fo:font-weight="normal" officeooo:rsid="00171658" officeooo:paragraph-rsid="003db52a" fo:background-color="transparent" style:font-size-asian="10pt" style:font-size-complex="10pt"/>
    </style:style>
    <style:style style:name="P56" style:family="paragraph" style:parent-style-name="Standard" style:list-style-name="L5">
      <style:paragraph-properties style:line-height-at-least="0.503cm"/>
      <style:text-properties fo:color="#000000" style:font-name="Droid Sans Mono" fo:font-size="10pt" fo:font-weight="normal" officeooo:rsid="00171658" officeooo:paragraph-rsid="0040b674" fo:background-color="transparent" style:font-size-asian="10pt" style:font-size-complex="10pt"/>
    </style:style>
    <style:style style:name="P57" style:family="paragraph" style:parent-style-name="Standard" style:list-style-name="L5">
      <style:paragraph-properties style:line-height-at-least="0.503cm"/>
      <style:text-properties fo:color="#000000" style:font-name="Droid Sans Mono" fo:font-size="10pt" fo:font-weight="normal" officeooo:rsid="00171658" officeooo:paragraph-rsid="0048f945" fo:background-color="transparent" style:font-size-asian="10pt" style:font-size-complex="10pt"/>
    </style:style>
    <style:style style:name="P58" style:family="paragraph" style:parent-style-name="Standard" style:list-style-name="L7">
      <style:paragraph-properties style:line-height-at-least="0.503cm"/>
      <style:text-properties fo:color="#000000" style:font-name="Droid Sans Mono" fo:font-size="10pt" fo:font-weight="normal" officeooo:rsid="00171658" officeooo:paragraph-rsid="0048f945" fo:background-color="transparent" style:font-size-asian="10pt" style:font-size-complex="10pt"/>
    </style:style>
    <style:style style:name="P59" style:family="paragraph" style:parent-style-name="Standard" style:list-style-name="L7">
      <style:paragraph-properties style:line-height-at-least="0.503cm"/>
      <style:text-properties fo:color="#000000" style:font-name="Droid Sans Mono" fo:font-size="10pt" fo:font-weight="normal" officeooo:rsid="00171658" officeooo:paragraph-rsid="00493523" fo:background-color="transparent" style:font-size-asian="10pt" style:font-size-complex="10pt"/>
    </style:style>
    <style:style style:name="P60" style:family="paragraph" style:parent-style-name="Standard">
      <style:text-properties fo:color="#000000" style:font-name="Droid Sans Mono" fo:font-size="10pt" fo:font-weight="normal" officeooo:rsid="000d9cc9" officeooo:paragraph-rsid="0040b674" fo:background-color="transparent" style:font-size-asian="10pt" style:font-size-complex="10pt"/>
    </style:style>
    <style:style style:name="P61" style:family="paragraph" style:parent-style-name="Standard">
      <style:text-properties fo:color="#000000" style:font-name="Droid Sans Mono" fo:font-size="10pt" fo:font-weight="normal" officeooo:rsid="000d9cc9" officeooo:paragraph-rsid="0048f945" fo:background-color="transparent" style:font-size-asian="10pt" style:font-size-complex="10pt"/>
    </style:style>
    <style:style style:name="P62" style:family="paragraph" style:parent-style-name="Standard" style:list-style-name="L3">
      <style:paragraph-properties style:line-height-at-least="0.503cm"/>
      <style:text-properties fo:color="#000000" style:font-name="Droid Sans Mono" fo:font-size="10pt" fo:font-weight="normal" officeooo:paragraph-rsid="003447c0" fo:background-color="transparent"/>
    </style:style>
    <style:style style:name="P63" style:family="paragraph" style:parent-style-name="Standard" style:list-style-name="L5">
      <style:paragraph-properties style:line-height-at-least="0.503cm"/>
      <style:text-properties fo:color="#000000" style:font-name="Droid Sans Mono" fo:font-size="10pt" fo:font-weight="normal" officeooo:paragraph-rsid="0040b674" fo:background-color="transparent"/>
    </style:style>
    <style:style style:name="P64" style:family="paragraph" style:parent-style-name="Standard" style:list-style-name="L5">
      <style:paragraph-properties style:line-height-at-least="0.503cm"/>
      <style:text-properties fo:color="#000000" style:font-name="Droid Sans Mono" fo:font-size="10pt" fo:font-weight="normal" officeooo:paragraph-rsid="0048f945" fo:background-color="transparent"/>
    </style:style>
    <style:style style:name="P65" style:family="paragraph" style:parent-style-name="Standard" style:list-style-name="L7">
      <style:paragraph-properties style:line-height-at-least="0.503cm"/>
      <style:text-properties fo:color="#000000" style:font-name="Droid Sans Mono" fo:font-size="10pt" fo:font-weight="normal" officeooo:paragraph-rsid="0048f945" fo:background-color="transparent"/>
    </style:style>
    <style:style style:name="P66" style:family="paragraph" style:parent-style-name="Standard" style:list-style-name="L3">
      <style:paragraph-properties style:line-height-at-least="0.503cm"/>
      <style:text-properties fo:color="#000000" style:font-name="Droid Sans Mono" fo:font-size="10pt" fo:font-weight="normal" officeooo:rsid="003db52a" officeooo:paragraph-rsid="003f019b" fo:background-color="transparent"/>
    </style:style>
    <style:style style:name="P67" style:family="paragraph" style:parent-style-name="Standard" style:list-style-name="L5">
      <style:paragraph-properties style:line-height-at-least="0.503cm"/>
      <style:text-properties fo:color="#000000" style:font-name="Droid Sans Mono" fo:font-size="10pt" fo:font-weight="normal" officeooo:rsid="003db52a" officeooo:paragraph-rsid="004bffdf" fo:background-color="transparent"/>
    </style:style>
    <style:style style:name="P68" style:family="paragraph" style:parent-style-name="Standard" style:list-style-name="L7">
      <style:paragraph-properties style:line-height-at-least="0.503cm"/>
      <style:text-properties fo:color="#000000" style:font-name="Droid Sans Mono" fo:font-size="10pt" fo:font-weight="normal" officeooo:rsid="003db52a" officeooo:paragraph-rsid="004bffdf" fo:background-color="transparent"/>
    </style:style>
    <style:style style:name="P69" style:family="paragraph" style:parent-style-name="Standard">
      <style:paragraph-properties style:line-height-at-least="0.503cm"/>
      <style:text-properties fo:color="#000000" officeooo:paragraph-rsid="003284a0"/>
    </style:style>
    <style:style style:name="P70" style:family="paragraph" style:parent-style-name="Standard">
      <style:paragraph-properties style:line-height-at-least="0.503cm"/>
      <style:text-properties fo:color="#000000" officeooo:paragraph-rsid="0040b674"/>
    </style:style>
    <style:style style:name="P71" style:family="paragraph" style:parent-style-name="Standard">
      <style:paragraph-properties style:line-height-at-least="0.503cm"/>
      <style:text-properties fo:color="#000000" officeooo:paragraph-rsid="0048f945"/>
    </style:style>
    <style:style style:name="P72" style:family="paragraph" style:parent-style-name="Standard">
      <style:text-properties fo:color="#000000" fo:font-size="10.5pt" officeooo:rsid="0012a0fe" officeooo:paragraph-rsid="0012a0fe" fo:background-color="transparent" style:font-size-asian="10.5pt" style:font-size-complex="10.5pt"/>
    </style:style>
    <style:style style:name="P73" style:family="paragraph" style:parent-style-name="Standard">
      <style:text-properties fo:color="#000000" fo:font-size="10.5pt" officeooo:rsid="0012a0fe" officeooo:paragraph-rsid="0040b674" fo:background-color="transparent" style:font-size-asian="10.5pt" style:font-size-complex="10.5pt"/>
    </style:style>
    <style:style style:name="P74" style:family="paragraph" style:parent-style-name="Standard">
      <style:text-properties fo:color="#000000" fo:font-size="10.5pt" officeooo:rsid="0012a0fe" officeooo:paragraph-rsid="00414acf" fo:background-color="transparent" style:font-size-asian="10.5pt" style:font-size-complex="10.5pt"/>
    </style:style>
    <style:style style:name="P75" style:family="paragraph" style:parent-style-name="Standard">
      <style:text-properties fo:color="#000000" fo:font-size="10.5pt" officeooo:rsid="0012a0fe" officeooo:paragraph-rsid="0048f945" fo:background-color="transparent" style:font-size-asian="10.5pt" style:font-size-complex="10.5pt"/>
    </style:style>
    <style:style style:name="P76" style:family="paragraph" style:parent-style-name="Standard">
      <style:text-properties fo:color="#000000" fo:font-size="10pt" officeooo:rsid="0012a0fe" officeooo:paragraph-rsid="0040b674" fo:background-color="transparent" style:font-size-asian="10pt" style:font-size-complex="10pt"/>
    </style:style>
    <style:style style:name="P77" style:family="paragraph" style:parent-style-name="Standard">
      <style:text-properties fo:color="#000000" fo:font-size="10pt" officeooo:rsid="0012a0fe" officeooo:paragraph-rsid="0048f945" fo:background-color="transparent" style:font-size-asian="10pt" style:font-size-complex="10pt"/>
    </style:style>
    <style:style style:name="P78" style:family="paragraph" style:parent-style-name="Standard" style:list-style-name="L1">
      <style:paragraph-properties style:line-height-at-least="0.503cm"/>
      <style:text-properties fo:font-size="10pt" officeooo:rsid="000d9cc9" officeooo:paragraph-rsid="002b097c" style:font-size-asian="10pt" style:font-size-complex="10pt"/>
    </style:style>
    <style:style style:name="P79" style:family="paragraph" style:parent-style-name="Standard" style:list-style-name="L1">
      <style:paragraph-properties style:line-height-at-least="0.503cm"/>
      <style:text-properties fo:font-size="10pt" officeooo:rsid="000d9cc9" officeooo:paragraph-rsid="0040b674" style:font-size-asian="10pt" style:font-size-complex="10pt"/>
    </style:style>
    <style:style style:name="P80" style:family="paragraph" style:parent-style-name="Standard" style:list-style-name="L1">
      <style:paragraph-properties style:line-height-at-least="0.503cm"/>
      <style:text-properties fo:font-size="10pt" officeooo:rsid="000d9cc9" officeooo:paragraph-rsid="0048f945" style:font-size-asian="10pt" style:font-size-complex="10pt"/>
    </style:style>
    <style:style style:name="P81" style:family="paragraph" style:parent-style-name="Standard">
      <style:text-properties fo:font-size="10pt" officeooo:rsid="000d9cc9" officeooo:paragraph-rsid="0040b674" style:font-size-asian="10pt" style:font-size-complex="10pt"/>
    </style:style>
    <style:style style:name="P82" style:family="paragraph" style:parent-style-name="Standard">
      <style:text-properties fo:font-size="10pt" officeooo:rsid="000d9cc9" officeooo:paragraph-rsid="0048f945" style:font-size-asian="10pt" style:font-size-complex="10pt"/>
    </style:style>
    <style:style style:name="P83" style:family="paragraph" style:parent-style-name="Standard">
      <style:text-properties fo:color="#6a9955" style:font-name="Droid Sans Mono" fo:font-size="10pt" fo:font-weight="normal" officeooo:rsid="000d9cc9" officeooo:paragraph-rsid="0040b674" fo:background-color="#1e1e1e" style:font-size-asian="10pt" style:font-size-complex="10pt"/>
    </style:style>
    <style:style style:name="P84" style:family="paragraph" style:parent-style-name="Standard">
      <style:text-properties fo:color="#6a9955" style:font-name="Droid Sans Mono" fo:font-size="10pt" fo:font-weight="normal" officeooo:rsid="000d9cc9" officeooo:paragraph-rsid="0048f945" fo:background-color="#1e1e1e" style:font-size-asian="10pt" style:font-size-complex="10pt"/>
    </style:style>
    <style:style style:name="P85" style:family="paragraph" style:parent-style-name="Standard">
      <style:paragraph-properties fo:break-before="page"/>
      <style:text-properties fo:font-size="10pt" officeooo:rsid="000d9cc9" officeooo:paragraph-rsid="0048f945" style:font-size-asian="10pt" style:font-size-complex="10pt"/>
    </style:style>
    <style:style style:name="T1" style:family="text">
      <style:text-properties officeooo:rsid="001128c6"/>
    </style:style>
    <style:style style:name="T2" style:family="text">
      <style:text-properties officeooo:rsid="0012a0fe"/>
    </style:style>
    <style:style style:name="T3" style:family="text">
      <style:text-properties officeooo:rsid="00171658"/>
    </style:style>
    <style:style style:name="T4" style:family="text">
      <style:text-properties fo:color="#000000" style:font-name="Droid Sans Mono" fo:font-size="10pt" fo:font-weight="normal" fo:background-color="transparent" loext:char-shading-value="0" style:font-size-asian="10pt" style:font-size-complex="10pt"/>
    </style:style>
    <style:style style:name="T5" style:family="text">
      <style:text-properties fo:color="#000000" style:font-name="Droid Sans Mono" fo:font-size="10pt" fo:font-weight="normal" officeooo:rsid="001128c6" fo:background-color="transparent" loext:char-shading-value="0" style:font-size-asian="10pt" style:font-size-complex="10pt"/>
    </style:style>
    <style:style style:name="T6" style:family="text">
      <style:text-properties fo:color="#000000" style:font-name="Droid Sans Mono" fo:font-size="10pt" fo:font-weight="normal" officeooo:rsid="003284a0" fo:background-color="transparent" loext:char-shading-value="0" style:font-size-asian="10pt" style:font-size-complex="10pt"/>
    </style:style>
    <style:style style:name="T7" style:family="text">
      <style:text-properties fo:color="#000000" style:font-name="Droid Sans Mono" fo:font-size="10pt" fo:font-weight="normal" officeooo:rsid="00391138" fo:background-color="transparent" loext:char-shading-value="0" style:font-size-asian="10pt" style:font-size-complex="10pt"/>
    </style:style>
    <style:style style:name="T8" style:family="text">
      <style:text-properties fo:color="#000000" style:font-name="Droid Sans Mono" fo:font-size="10pt" fo:font-weight="normal" officeooo:rsid="003a4b2e" fo:background-color="transparent" loext:char-shading-value="0" style:font-size-asian="10pt" style:font-size-complex="10pt"/>
    </style:style>
    <style:style style:name="T9" style:family="text">
      <style:text-properties fo:color="#000000" style:font-name="Droid Sans Mono" fo:font-size="10pt" fo:font-weight="normal" officeooo:rsid="003c0263" fo:background-color="transparent" loext:char-shading-value="0" style:font-size-asian="10pt" style:font-size-complex="10pt"/>
    </style:style>
    <style:style style:name="T10" style:family="text">
      <style:text-properties fo:color="#000000" style:font-name="Droid Sans Mono" fo:font-size="10pt" fo:font-weight="normal" officeooo:rsid="0040b674" fo:background-color="transparent" loext:char-shading-value="0" style:font-size-asian="10pt" style:font-size-complex="10pt"/>
    </style:style>
    <style:style style:name="T11" style:family="text">
      <style:text-properties fo:color="#000000" style:font-name="Droid Sans Mono" fo:font-size="10pt" style:text-underline-style="solid" style:text-underline-width="auto" style:text-underline-color="font-color" fo:font-weight="normal" officeooo:rsid="003a4b2e" fo:background-color="transparent" loext:char-shading-value="0" style:font-size-asian="10pt" style:font-size-complex="10pt"/>
    </style:style>
    <style:style style:name="T12" style:family="text">
      <style:text-properties officeooo:rsid="001a2f2d"/>
    </style:style>
    <style:style style:name="T13" style:family="text">
      <style:text-properties style:font-size-asian="10pt" style:font-size-complex="10pt"/>
    </style:style>
    <style:style style:name="T14" style:family="text">
      <style:text-properties officeooo:rsid="001dd44d" style:font-size-asian="10pt" style:font-size-complex="10pt"/>
    </style:style>
    <style:style style:name="T15" style:family="text">
      <style:text-properties officeooo:rsid="0031491b" style:font-size-asian="10pt" style:font-size-complex="10pt"/>
    </style:style>
    <style:style style:name="T16" style:family="text">
      <style:text-properties officeooo:rsid="003447c0" style:font-size-asian="10pt" style:font-size-complex="10pt"/>
    </style:style>
    <style:style style:name="T17" style:family="text">
      <style:text-properties officeooo:rsid="00188ddd" style:font-size-asian="10pt" style:font-size-complex="10pt"/>
    </style:style>
    <style:style style:name="T18" style:family="text">
      <style:text-properties officeooo:rsid="003f019b" style:font-size-asian="10pt" style:font-size-complex="10pt"/>
    </style:style>
    <style:style style:name="T19" style:family="text">
      <style:text-properties officeooo:rsid="00171658" style:font-size-asian="10pt" style:font-size-complex="10pt"/>
    </style:style>
    <style:style style:name="T20" style:family="text">
      <style:text-properties officeooo:rsid="00426ed5" style:font-size-asian="10pt" style:font-size-complex="10pt"/>
    </style:style>
    <style:style style:name="T21" style:family="text">
      <style:text-properties officeooo:rsid="004779bd" style:font-size-asian="10pt" style:font-size-complex="10pt"/>
    </style:style>
    <style:style style:name="T22" style:family="text">
      <style:text-properties officeooo:rsid="003db52a" style:font-size-asian="10pt" style:font-size-complex="10pt"/>
    </style:style>
    <style:style style:name="T23" style:family="text">
      <style:text-properties officeooo:rsid="001c7b5c"/>
    </style:style>
    <style:style style:name="T24" style:family="text">
      <style:text-properties officeooo:rsid="001dd44d"/>
    </style:style>
    <style:style style:name="T25" style:family="text">
      <style:text-properties officeooo:rsid="0023b2b4"/>
    </style:style>
    <style:style style:name="T26" style:family="text">
      <style:text-properties officeooo:rsid="00262b12"/>
    </style:style>
    <style:style style:name="T27" style:family="text">
      <style:text-properties officeooo:rsid="002acb1b"/>
    </style:style>
    <style:style style:name="T28" style:family="text">
      <style:text-properties officeooo:rsid="002fb846"/>
    </style:style>
    <style:style style:name="T29" style:family="text">
      <style:text-properties officeooo:rsid="003a4b2e"/>
    </style:style>
    <style:style style:name="T30" style:family="text">
      <style:text-properties style:font-name="Droid Sans Mono" fo:font-size="10pt" fo:font-weight="normal" fo:background-color="transparent" loext:char-shading-value="0" style:font-size-asian="10pt" style:font-size-complex="10pt"/>
    </style:style>
    <style:style style:name="T31" style:family="text">
      <style:text-properties officeooo:rsid="003db52a"/>
    </style:style>
    <style:style style:name="T32" style:family="text">
      <style:text-properties officeooo:rsid="003f019b"/>
    </style:style>
    <style:style style:name="T33" style:family="text">
      <style:text-properties officeooo:rsid="0040b674"/>
    </style:style>
    <style:style style:name="T34" style:family="text">
      <style:text-properties officeooo:rsid="0043ad8a"/>
    </style:style>
    <style:style style:name="T35" style:family="text">
      <style:text-properties officeooo:rsid="00188ddd"/>
    </style:style>
    <style:style style:name="T36" style:family="text">
      <style:text-properties fo:color="#ce9178" fo:font-size="10.5pt" fo:background-color="#1e1e1e" loext:char-shading-value="0"/>
    </style:style>
    <style:style style:name="T37" style:family="text">
      <style:text-properties fo:color="#ce9178" fo:background-color="#1e1e1e" loext:char-shading-value="0" style:font-size-asian="10pt" style:font-size-complex="10pt"/>
    </style:style>
    <style:style style:name="T38" style:family="text">
      <style:text-properties fo:background-color="#1e1e1e" loext:char-shading-value="0" style:font-size-asian="10pt" style:font-size-complex="10pt"/>
    </style:style>
    <style:style style:name="T39" style:family="text">
      <style:text-properties fo:background-color="#ffffff" loext:char-shading-value="0"/>
    </style:style>
    <style:style style:name="T40" style:family="text">
      <style:text-properties fo:background-color="#ffffff" loext:char-shading-value="0" style:font-size-asian="10pt" style:font-size-complex="10pt"/>
    </style:style>
    <style:style style:name="T41" style:family="text">
      <style:text-properties officeooo:rsid="00171658" fo:background-color="#ffffff" loext:char-shading-value="0" style:font-size-asian="10pt" style:font-size-complex="10pt"/>
    </style:style>
    <style:style style:name="T42" style:family="text">
      <style:text-properties officeooo:rsid="00493523" fo:background-color="#ffffff" loext:char-shading-value="0" style:font-size-asian="10pt" style:font-size-complex="10pt"/>
    </style:style>
    <style:style style:name="T43" style:family="text">
      <style:text-properties officeooo:rsid="00493523" fo:background-color="#ffffff" loext:char-shading-value="0"/>
    </style:style>
    <style:style style:name="T44" style:family="text">
      <style:text-properties officeooo:rsid="004935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TPAS <text:span text:style-name="T27">Normal</text:span></text:p>
      <text:p text:style-name="P81"/>
      <text:p text:style-name="P60">crearTpsa<text:span text:style-name="T31">Normal</text:span> : crea la tpa de la tpse elegida <text:span text:style-name="T31">(clasetpa=normal)</text:span></text:p>
      <text:p text:style-name="P47"><text:s/></text:p>
      <text:p text:style-name="P47"><text:s/></text:p>
      <text:p text:style-name="P47">PARAMETROS (post)</text:p>
      <text:p text:style-name="P47"><text:s/>array datos: edificio, planta, zona, nemocomando, f<text:span text:style-name="T1">2</text:span>tps, f3tps, nemotps,</text:p>
      <text:p text:style-name="P47"><text:tab/><text:tab/> <text:s text:c="2"/>nemotpa, tipotpa, descripciontpa, tpreferencia,</text:p>
      <text:p text:style-name="P47"><text:tab/><text:tab/> <text:s text:c="2"/>tipocondicion, condicion<text:span text:style-name="T29">[]</text:span>, <text:span text:style-name="T29">valor[], </text:span>modo, valorrango, sistema</text:p>
      <text:p text:style-name="P47"/>
      <text:p text:style-name="P47"><text:s/>array tcf: codigoestacion<text:span text:style-name="T2">[]</text:span>, nemoestacion<text:span text:style-name="T2">[]</text:span>, tipollamada<text:span text:style-name="T2">[]</text:span>, telefono<text:span text:style-name="T2">[]</text:span>, texto<text:span text:style-name="T12">[]</text:span>, <text:tab/><text:tab/> <text:tab/><text:tab/>correo<text:span text:style-name="T2">[]</text:span>, asunto<text:span text:style-name="T2">[]</text:span>, adjunto<text:span text:style-name="T2">[]</text:span></text:p>
      <text:p text:style-name="P47"><text:s/></text:p>
      <text:p text:style-name="P25"><text:span text:style-name="T5"><text:s/>valores para </text:span><text:span text:style-name="T4">tipocondicion:debe contener, el numero equivalente al tipocondicion</text:span></text:p>
      <text:p text:style-name="P47"><text:s/>0 -&gt; logicas</text:p>
      <text:p text:style-name="P47"><text:s/>1 -&gt; logicas con calendario</text:p>
      <text:p text:style-name="P47"><text:s/>2 -&gt; logicas con tiempo</text:p>
      <text:p text:style-name="P47"><text:s/>3 -&gt; logicas con anotacion</text:p>
      <text:p text:style-name="P47"><text:s/>4 -&gt; calendario</text:p>
      <text:p text:style-name="P47"><text:s/>5 -&gt; temporizador</text:p>
      <text:p text:style-name="P70"><text:span text:style-name="T30"/></text:p>
      <text:p text:style-name="P25"><text:span text:style-name="T6"><text:s text:c="3"/>0. </text:span><text:span text:style-name="T4">logicas</text:span></text:p>
      <text:p text:style-name="P25"><text:span text:style-name="T4"><text:tab/></text:span><text:span text:style-name="T5">valores para </text:span><text:span text:style-name="T4">condicion: </text:span></text:p>
      <text:list xml:id="list4125932810131315330" text:style-name="L1">
        <text:list-header>
          <text:p text:style-name="P15"><text:span text:style-name="T7">condicion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  <text:p text:style-name="P30">*condicion[1]: &amp;&amp;, ||</text:p>
          <text:p text:style-name="P30">*condicion[2]: &gt;, &lt;, ==, !=, &gt;=,&lt;=</text:p>
          <text:p text:style-name="P30">* tendra estos 2 elementos mas si el tipocondicion es compuesta Ej: &gt; &amp;&amp; &lt;</text:p>
        </text:list-header>
      </text:list>
      <text:p text:style-name="P25"><text:tab/></text:p>
      <text:p text:style-name="P25"><text:span text:style-name="T5"><text:tab/>valores para </text:span><text:span text:style-name="T8">valor</text:span><text:span text:style-name="T4">: </text:span></text:p>
      <text:list xml:id="list113555956102570" text:continue-numbering="true" text:style-name="L1">
        <text:list-header>
          <text:p text:style-name="P15"><text:span text:style-name="T8">valor</text:span><text:span text:style-name="T7">[0]: </text:span><text:span text:style-name="T8">valor introducido para condicion[0]</text:span></text:p>
          <text:p text:style-name="P15"><text:span text:style-name="T7">*</text:span><text:span text:style-name="T8">valor</text:span><text:span text:style-name="T7">[1]: </text:span><text:span text:style-name="T8">valor introducido para condicion[2]</text:span></text:p>
          <text:p text:style-name="P15"><text:span text:style-name="T7">*tendra </text:span><text:span text:style-name="T8">este </text:span><text:span text:style-name="T7">elemento mas si el tipocondicion es compuesta Ej: &gt; &amp;&amp; &lt;</text:span></text:p>
          <text:p text:style-name="P30"/>
        </text:list-header>
      </text:list>
      <text:list xml:id="list1640469473433152519" text:style-name="L4">
        <text:list-item>
          <text:p text:style-name="P44">logicas con calendario</text:p>
          <text:p text:style-name="P24"><text:span text:style-name="T5">valores para </text:span><text:span text:style-name="T4">condicion: </text:span></text:p>
          <text:list>
            <text:list-header>
              <text:p text:style-name="P24"><text:span text:style-name="T7">condicion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      <text:p text:style-name="P36">*condicion[1]: &amp;&amp;, ||</text:p>
              <text:p text:style-name="P36">*condicion[2]: &gt;, &lt;, ==, !=, &gt;=,&lt;=</text:p>
              <text:p text:style-name="P36">* tendra estos 2 elementos mas si el tipocondicion es compuesta Ej: &gt; &amp;&amp; &lt;</text:p>
            </text:list-header>
          </text:list>
        </text:list-item>
      </text:list>
      <text:p text:style-name="P25"/>
      <text:p text:style-name="P25"><text:span text:style-name="T5"><text:tab/>valores para </text:span><text:span text:style-name="T8">valor</text:span><text:span text:style-name="T4">: </text:span></text:p>
      <text:list xml:id="list113556178439221" text:continue-list="list113555956102570" text:style-name="L1">
        <text:list-header>
          <text:p text:style-name="P15"><text:span text:style-name="T8">valor</text:span><text:span text:style-name="T7">[0]: </text:span><text:span text:style-name="T8">valor introducido para condicion[0]</text:span></text:p>
          <text:p text:style-name="P15"><text:span text:style-name="T7">*</text:span><text:span text:style-name="T8">valor</text:span><text:span text:style-name="T7">[1]: </text:span><text:span text:style-name="T8">valor introducido para condicion[2]</text:span></text:p>
          <text:p text:style-name="P15"><text:span text:style-name="T8">valor</text:span><text:span text:style-name="T7">[</text:span><text:span text:style-name="T8">2</text:span><text:span text:style-name="T7">]: </text:span><text:span text:style-name="T8">array con los valores del calendario</text:span></text:p>
          <text:p text:style-name="P15"><text:span text:style-name="T7">*tendra </text:span><text:span text:style-name="T8">este </text:span><text:span text:style-name="T7">elemento mas si el tipocondicion es compuesta Ej: &gt; &amp;&amp; &lt;</text:span></text:p>
        </text:list-header>
      </text:list>
      <text:list xml:id="list113556474037789" text:continue-list="list1640469473433152519" text:style-name="L4">
        <text:list-item>
          <text:list>
            <text:list-header>
              <text:p text:style-name="P44"/>
            </text:list-header>
          </text:list>
        </text:list-item>
        <text:list-item>
          <text:p text:style-name="P44">logicas con tiempo</text:p>
          <text:p text:style-name="P24"><text:span text:style-name="T5">valores para </text:span><text:span text:style-name="T4">condicion: </text:span></text:p>
          <text:list>
            <text:list-header>
              <text:p text:style-name="P24"><text:span text:style-name="T7">condicion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      <text:p text:style-name="P36">*condicion[1]: &amp;&amp;, ||</text:p>
              <text:p text:style-name="P36">*condicion[2]: &gt;, &lt;, ==, !=, &gt;=,&lt;=</text:p>
              <text:p text:style-name="P24"><text:soft-page-break/><text:span text:style-name="T7">* tendra estos 2 elementos mas si el tipocondicion es compuesta Ej: &gt; &amp;&amp; &lt;</text:span></text:p>
            </text:list-header>
          </text:list>
          <text:p text:style-name="P24"/>
          <text:p text:style-name="P24"><text:span text:style-name="T5">valores para </text:span><text:span text:style-name="T8">valor</text:span><text:span text:style-name="T4">: </text:span></text:p>
          <text:list text:continue-numbering="true">
            <text:list-header>
              <text:p text:style-name="P24"><text:span text:style-name="T8">valor</text:span><text:span text:style-name="T7">[0]: </text:span><text:span text:style-name="T8">valor introducido para condicion[0]</text:span></text:p>
              <text:p text:style-name="P24"><text:span text:style-name="T7">*</text:span><text:span text:style-name="T8">valor</text:span><text:span text:style-name="T7">[1]: </text:span><text:span text:style-name="T8">valor introducido para condicion[2]</text:span></text:p>
              <text:p text:style-name="P24"><text:span text:style-name="T8">valor</text:span><text:span text:style-name="T7">[</text:span><text:span text:style-name="T8">2</text:span><text:span text:style-name="T7">]: </text:span><text:span text:style-name="T8">valor del temporizador</text:span></text:p>
            </text:list-header>
          </text:list>
          <text:p text:style-name="P24"><text:span text:style-name="T7">*tendra </text:span><text:span text:style-name="T8">este </text:span><text:span text:style-name="T7">elemento mas si el tipocondicion es compuesta Ej: &gt; &amp;&amp; &lt;</text:span></text:p>
          <text:p text:style-name="P36"/>
        </text:list-item>
        <text:list-item>
          <text:p text:style-name="P44">logicas con anotacion</text:p>
          <text:p text:style-name="P24"><text:span text:style-name="T5">valores para </text:span><text:span text:style-name="T4">condicion: </text:span></text:p>
          <text:list>
            <text:list-header>
              <text:p text:style-name="P24"><text:span text:style-name="T7">condicion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      <text:p text:style-name="P36">*condicion[1]: &amp;&amp;, ||</text:p>
              <text:p text:style-name="P36">*condicion[2]: &gt;, &lt;, ==, !=, &gt;=,&lt;=</text:p>
              <text:p text:style-name="P36">* tendra estos 2 elementos mas si el tipocondicion es compuesta Ej: &gt; &amp;&amp; &lt;</text:p>
            </text:list-header>
          </text:list>
          <text:p text:style-name="P24"/>
          <text:p text:style-name="P24"><text:span text:style-name="T5">valores para </text:span><text:span text:style-name="T8">valor</text:span><text:span text:style-name="T4">: </text:span></text:p>
          <text:list text:continue-numbering="true">
            <text:list-header>
              <text:p text:style-name="P24"><text:span text:style-name="T8">valor</text:span><text:span text:style-name="T7">[0]: </text:span><text:span text:style-name="T8">valor introducido para condicion[0]</text:span></text:p>
              <text:p text:style-name="P24"><text:span text:style-name="T7">*</text:span><text:span text:style-name="T8">valor</text:span><text:span text:style-name="T7">[1]: </text:span><text:span text:style-name="T8">valor introducido para condicion[2]</text:span></text:p>
              <text:p text:style-name="P24"><text:span text:style-name="T8">valor</text:span><text:span text:style-name="T7">[</text:span><text:span text:style-name="T8">2</text:span><text:span text:style-name="T7">]: </text:span><text:span text:style-name="T8">valor</text:span><text:span text:style-name="T9">es de la anotacion</text:span></text:p>
            </text:list-header>
          </text:list>
          <text:p text:style-name="P36"/>
        </text:list-item>
        <text:list-item>
          <text:p text:style-name="P44">calendario</text:p>
          <text:p text:style-name="P24"><text:span text:style-name="T5">valores para </text:span><text:span text:style-name="T8">valor</text:span><text:span text:style-name="T4">: </text:span></text:p>
          <text:list>
            <text:list-header>
              <text:p text:style-name="P24"><text:span text:style-name="T8">valor</text:span><text:span text:style-name="T7">[0]: </text:span><text:span text:style-name="T9">array con los valores del calendario</text:span></text:p>
              <text:p text:style-name="P53"/>
            </text:list-header>
          </text:list>
        </text:list-item>
        <text:list-item>
          <text:p text:style-name="P44">temporizador</text:p>
          <text:p text:style-name="P24"><text:span text:style-name="T5">valor para </text:span><text:span text:style-name="T4">condicion: </text:span></text:p>
          <text:list>
            <text:list-header>
              <text:p text:style-name="P24"><text:span text:style-name="T7">condicion[0]: </text:span><text:span text:style-name="T9">temporizador</text:span></text:p>
            </text:list-header>
          </text:list>
          <text:p text:style-name="P24"/>
          <text:p text:style-name="P24"><text:span text:style-name="T5">valores para </text:span><text:span text:style-name="T8">valor</text:span><text:span text:style-name="T4">: </text:span></text:p>
          <text:list text:continue-numbering="true">
            <text:list-header>
              <text:p text:style-name="P24"><text:span text:style-name="T8">valor</text:span><text:span text:style-name="T7">[0]: </text:span><text:span text:style-name="T8">valor</text:span><text:span text:style-name="T9"> del temporizador</text:span></text:p>
            </text:list-header>
          </text:list>
          <text:p text:style-name="P24"/>
        </text:list-item>
      </text:list>
      <text:p text:style-name="P47"><text:s/></text:p>
      <text:list xml:id="list113555325138339" text:continue-list="list113556178439221" text:style-name="L1">
        <text:list-header>
          <text:p text:style-name="P79"/>
        </text:list-header>
      </text:list>
      <text:p text:style-name="P73">* <text:span text:style-name="T23">los valores contenidos en los arrays datos y arrays tcf que continen [], significa que son arrays.</text:span></text:p>
      <text:p text:style-name="P73"/>
      <text:p text:style-name="P73"/>
      <text:p text:style-name="P73">Funcionalidad:</text:p>
      <text:p text:style-name="P76"/>
      <text:list xml:id="list8128067047307707118" text:style-name="L5">
        <text:list-item>
          <text:list>
            <text:list-item>
              <text:p text:style-name="P45"><text:span text:style-name="T3">Crea caso en la tabla tales en el tcaso “tal” con los valores que le llegan en el array datos, crearCasoTcasoTalTales(). Escribe en los tdatos (</text:span>tipotcaso, f1, f2, f3, f4, f5, f6, f7, f8, f9, f10, nemo, tipotpa, codigotp, tipotp, tipocondicion,</text:p>
              <text:p text:style-name="P45">clasetpa, descripcion<text:span text:style-name="T3">)</text:span></text:p>
              <text:p text:style-name="P45">* <text:span text:style-name="T28">el valor de codigotal es el id del caso que se acaba de crear en la tabla tales </text:span></text:p>
              <text:p text:style-name="P45"/>
            </text:list-item>
            <text:list-item>
              <text:p text:style-name="P45"><text:span text:style-name="T3">Crea tantos casos en el tcaso “tcftal” en la tabla tales, como numero de elementos contenga el array tcf.</text:span>crearTcfTal<text:span text:style-name="T24">()</text:span></text:p>
              <text:p text:style-name="P45"><text:span text:style-name="T3">Escribe en los tdatos (</text:span>tipotcaso, clasetpa, codigotal, codigoestacion, nemoestacion, tipollamada, <text:span text:style-name="T25">telefono, </text:span>correo, texto, asunto, adjunto<text:span text:style-name="T3">)</text:span></text:p>
              <text:p text:style-name="P45"/>
            </text:list-item>
            <text:list-item>
              <text:p text:style-name="P64"><text:span text:style-name="T19">Cose la fk correspondiente en el hilo de la tp: </text:span><text:span text:style-name="T40">prepararValoresTpaNormal</text:span><text:span text:style-name="T19">() </text:span><text:span text:style-name="T22">y retorna las posiciones de las Qs.</text:span></text:p>
              <text:p text:style-name="P56"><text:soft-page-break/></text:p>
            </text:list-item>
            <text:list-item>
              <text:p text:style-name="P63"><text:span text:style-name="T13">Añade “</text:span><text:span text:style-name="T14">FK_</text:span><text:span text:style-name="T13">subtcampo</text:span><text:span text:style-name="T14">1 y FK_subtcampo0”</text:span><text:span text:style-name="T13"> </text:span><text:span text:style-name="T15">en el hilo </text:span><text:span text:style-name="T16">de la</text:span><text:span text:style-name="T15"> tp</text:span><text:span text:style-name="T13">. añadirSubtcampoHiloTp</text:span><text:span text:style-name="T17">()</text:span></text:p>
              <text:p text:style-name="P63"><text:span text:style-name="T17"/></text:p>
            </text:list-item>
            <text:list-item>
              <text:p text:style-name="P67"><text:span text:style-name="T17">E</text:span><text:span text:style-name="T13">scribe los valores de las posiciones de las Qs en la tabla “tales” </text:span><text:span text:style-name="T18">en el tcaso tal, </text:span><text:span text:style-name="T13">con los valores devueltos en </text:span><text:span text:style-name="T40">prepararValoresTpaNormal</text:span><text:span text:style-name="T13">(). </text:span><text:span text:style-name="T18">Escribe en los tdatos (qcondicion1, qconsigna1, qunion, qcondicion2, qconsigna2, qcondicion3, qconsigna3, qrango, qmodo</text:span><text:span text:style-name="T19">) </text:span><text:span text:style-name="T18">del tcaso tal donde el id sea igual a codigotal)</text:span></text:p>
            </text:list-item>
          </text:list>
        </text:list-item>
      </text:list>
      <text:p text:style-name="P83"/>
      <text:p text:style-name="P81">* <text:span text:style-name="T26">Si el tipo de condicion es por calendario, se deben crear las anotaciones correpondientes al horario programado.</text:span></text:p>
      <text:p text:style-name="P85">TPAS <text:span text:style-name="T33">Mutante</text:span></text:p>
      <text:p text:style-name="P82"/>
      <text:p text:style-name="P61">crearTpsa<text:span text:style-name="T33">Mutante</text:span> : crea la tpa de la tpse elegida <text:span text:style-name="T31">(clasetpa=mutante)</text:span></text:p>
      <text:p text:style-name="P51"><text:s/></text:p>
      <text:p text:style-name="P51"><text:s/></text:p>
      <text:p text:style-name="P51">PARAMETROS (post)</text:p>
      <text:p text:style-name="P51"><text:s/>array datos: edificio, planta, zona, nemocomando, f<text:span text:style-name="T1">2</text:span>tps, f3tps, nemotps,</text:p>
      <text:p text:style-name="P51"><text:tab/><text:tab/> <text:s text:c="2"/>nemotpa<text:span text:style-name="T44">[]</text:span>, tipotpa<text:span text:style-name="T44">[]</text:span>, descripciontpa<text:span text:style-name="T44">[]</text:span>,tpreferencia,</text:p>
      <text:p text:style-name="P51"><text:tab/><text:tab/> <text:s text:c="2"/>tipocondicion, condicion<text:span text:style-name="T29">[][]</text:span>, <text:span text:style-name="T29">valor[][], </text:span>modo<text:span text:style-name="T44">[]</text:span>, valorrango<text:span text:style-name="T44">[]</text:span>, sistema</text:p>
      <text:p text:style-name="P51"/>
      <text:p text:style-name="P51"><text:s/>array tcf: codigoestacion<text:span text:style-name="T2">[]</text:span>, nemoestacion<text:span text:style-name="T2">[]</text:span>, tipollamada<text:span text:style-name="T2">[]</text:span>, telefono<text:span text:style-name="T2">[]</text:span>, texto<text:span text:style-name="T12">[]</text:span>, <text:tab/><text:tab/> <text:tab/><text:tab/>correo<text:span text:style-name="T2">[]</text:span>, asunto<text:span text:style-name="T2">[]</text:span>, adjunto<text:span text:style-name="T2">[]</text:span></text:p>
      <text:p text:style-name="P51"><text:s/></text:p>
      <text:p text:style-name="P27"><text:span text:style-name="T5"><text:s/>valores para </text:span><text:span text:style-name="T4">tipocondicion:debe contener, el numero equivalente al tipocondicion</text:span></text:p>
      <text:p text:style-name="P51"><text:s/>0 -&gt; logicas</text:p>
      <text:p text:style-name="P51"><text:s/>1 -&gt; logicas con calendario</text:p>
      <text:p text:style-name="P51"><text:s/>2 -&gt; logicas con tiempo</text:p>
      <text:p text:style-name="P51"><text:s/>3 -&gt; logicas con anotacion</text:p>
      <text:p text:style-name="P51"><text:s/>4 -&gt; calendario</text:p>
      <text:p text:style-name="P51"><text:s/>5 -&gt; temporizador</text:p>
      <text:p text:style-name="P71"><text:span text:style-name="T30"/></text:p>
      <text:p text:style-name="P27"><text:span text:style-name="T6"><text:s text:c="3"/>0. </text:span><text:span text:style-name="T4">logicas</text:span></text:p>
      <text:p text:style-name="P27"><text:span text:style-name="T4"><text:tab/></text:span><text:span text:style-name="T5">valores para </text:span><text:span text:style-name="T4">condicion: </text:span></text:p>
      <text:list xml:id="list113555936233587" text:continue-list="list113555325138339" text:style-name="L1">
        <text:list-header>
          <text:p text:style-name="P16"><text:span text:style-name="T7">condicion</text:span><text:span text:style-name="T10">[i]</text:span><text:span text:style-name="T7">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  <text:p text:style-name="P31">*condicion<text:span text:style-name="T33">[i]</text:span>[1]: &amp;&amp;, ||</text:p>
          <text:p text:style-name="P31">*condicion<text:span text:style-name="T33">[i]</text:span>[2]: &gt;, &lt;, ==, !=, &gt;=,&lt;=</text:p>
          <text:p text:style-name="P31">* tendra estos 2 elementos mas si el tipocondicion es compuesta Ej: &gt; &amp;&amp; &lt;</text:p>
        </text:list-header>
      </text:list>
      <text:p text:style-name="P27"><text:tab/></text:p>
      <text:p text:style-name="P27"><text:span text:style-name="T5"><text:tab/>valores para </text:span><text:span text:style-name="T8">valor</text:span><text:span text:style-name="T4">: </text:span></text:p>
      <text:list xml:id="list113555190191330" text:continue-numbering="true" text:style-name="L1">
        <text:list-header>
          <text:p text:style-name="P16"><text:span text:style-name="T8">valor</text:span><text:span text:style-name="T10">[i]</text:span><text:span text:style-name="T7">[0]: </text:span><text:span text:style-name="T8">valor introducido para condicion[0]</text:span></text:p>
          <text:p text:style-name="P16"><text:span text:style-name="T7">*</text:span><text:span text:style-name="T8">valor</text:span><text:span text:style-name="T10">[i]</text:span><text:span text:style-name="T7">[1]: </text:span><text:span text:style-name="T8">valor introducido para condicion[2]</text:span></text:p>
          <text:p text:style-name="P16"><text:span text:style-name="T7">*tendra </text:span><text:span text:style-name="T8">este </text:span><text:span text:style-name="T7">elemento mas si el tipocondicion es compuesta Ej: &gt; &amp;&amp; &lt;</text:span></text:p>
          <text:p text:style-name="P31"/>
        </text:list-header>
      </text:list>
      <text:list xml:id="list7177687322993338731" text:style-name="L6">
        <text:list-item>
          <text:p text:style-name="P48">logicas con calendario</text:p>
          <text:p text:style-name="P26"><text:span text:style-name="T5">valores para </text:span><text:span text:style-name="T4">condicion: </text:span></text:p>
          <text:list>
            <text:list-header>
              <text:p text:style-name="P26"><text:span text:style-name="T7">condicion</text:span><text:span text:style-name="T10">[i]</text:span><text:span text:style-name="T7">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      <text:p text:style-name="P37">*condicion<text:span text:style-name="T33">[i]</text:span>[1]: &amp;&amp;, ||</text:p>
              <text:p text:style-name="P37">*condicion<text:span text:style-name="T33">[i]</text:span>[2]: &gt;, &lt;, ==, !=, &gt;=,&lt;=</text:p>
              <text:p text:style-name="P37">* tendra estos 2 elementos mas si el tipocondicion es compuesta Ej: &gt; &amp;&amp; &lt;</text:p>
            </text:list-header>
          </text:list>
        </text:list-item>
      </text:list>
      <text:p text:style-name="P27"/>
      <text:p text:style-name="P27"><text:span text:style-name="T5"><text:tab/>valores para </text:span><text:span text:style-name="T8">valor</text:span><text:span text:style-name="T4">: </text:span></text:p>
      <text:list xml:id="list113556483165536" text:continue-list="list113555190191330" text:style-name="L1">
        <text:list-header>
          <text:p text:style-name="P16"><text:span text:style-name="T8">valor</text:span><text:span text:style-name="T10">[i]</text:span><text:span text:style-name="T7">[0]: </text:span><text:span text:style-name="T8">valor introducido para condicion[0]</text:span></text:p>
          <text:p text:style-name="P16"><text:span text:style-name="T7">*</text:span><text:span text:style-name="T8">valor</text:span><text:span text:style-name="T10">[i]</text:span><text:span text:style-name="T7">[1]: </text:span><text:span text:style-name="T8">valor introducido para condicion[2]</text:span></text:p>
          <text:p text:style-name="P16"><text:span text:style-name="T8">valor</text:span><text:span text:style-name="T10">[i]</text:span><text:span text:style-name="T7">[</text:span><text:span text:style-name="T8">2</text:span><text:span text:style-name="T7">]: </text:span><text:span text:style-name="T8">array con los valores del calendario</text:span></text:p>
          <text:p text:style-name="P16"><text:span text:style-name="T7">*tendra </text:span><text:span text:style-name="T8">este </text:span><text:span text:style-name="T7">elemento mas si el tipocondicion es compuesta Ej: &gt; &amp;&amp; &lt;</text:span></text:p>
        </text:list-header>
      </text:list>
      <text:list xml:id="list113555456828209" text:continue-list="list7177687322993338731" text:style-name="L6">
        <text:list-item>
          <text:list>
            <text:list-header>
              <text:p text:style-name="P48"/>
            </text:list-header>
          </text:list>
        </text:list-item>
        <text:list-item>
          <text:p text:style-name="P48">logicas con tiempo</text:p>
          <text:p text:style-name="P26"><text:span text:style-name="T5">valores para </text:span><text:span text:style-name="T4">condicion: </text:span></text:p>
          <text:list>
            <text:list-header>
              <text:p text:style-name="P26"><text:span text:style-name="T7">condicion</text:span><text:span text:style-name="T10">[i]</text:span><text:span text:style-name="T7">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      <text:p text:style-name="P37">*condicion<text:span text:style-name="T33">[i]</text:span>[1]: &amp;&amp;, ||</text:p>
              <text:p text:style-name="P37">*condicion<text:span text:style-name="T33">[i]</text:span>[2]: &gt;, &lt;, ==, !=, &gt;=,&lt;=</text:p>
              <text:p text:style-name="P26"><text:soft-page-break/><text:span text:style-name="T7">* tendra estos 2 elementos mas si el tipocondicion es compuesta Ej: &gt; &amp;&amp; &lt;</text:span></text:p>
            </text:list-header>
          </text:list>
          <text:p text:style-name="P26"/>
          <text:p text:style-name="P26"><text:span text:style-name="T5">valores para </text:span><text:span text:style-name="T8">valor</text:span><text:span text:style-name="T4">: </text:span></text:p>
          <text:list text:continue-numbering="true">
            <text:list-header>
              <text:p text:style-name="P26"><text:span text:style-name="T8">valor</text:span><text:span text:style-name="T10">[i]</text:span><text:span text:style-name="T7">[0]: </text:span><text:span text:style-name="T8">valor introducido para condicion[0]</text:span></text:p>
              <text:p text:style-name="P26"><text:span text:style-name="T7">*</text:span><text:span text:style-name="T8">valor</text:span><text:span text:style-name="T10">[i]</text:span><text:span text:style-name="T7">[1]: </text:span><text:span text:style-name="T8">valor introducido para condicion[2]</text:span></text:p>
              <text:p text:style-name="P26"><text:span text:style-name="T8">valor</text:span><text:span text:style-name="T10">[i]</text:span><text:span text:style-name="T7">[</text:span><text:span text:style-name="T8">2</text:span><text:span text:style-name="T7">]: </text:span><text:span text:style-name="T8">valor del temporizador</text:span></text:p>
            </text:list-header>
          </text:list>
          <text:p text:style-name="P26"><text:span text:style-name="T7">*tendra </text:span><text:span text:style-name="T8">este </text:span><text:span text:style-name="T7">elemento mas si el tipocondicion es compuesta Ej: &gt; &amp;&amp; &lt;</text:span></text:p>
          <text:p text:style-name="P37"/>
        </text:list-item>
        <text:list-item>
          <text:p text:style-name="P48">logicas con anotacion</text:p>
          <text:p text:style-name="P26"><text:span text:style-name="T5">valores para </text:span><text:span text:style-name="T4">condicion: </text:span></text:p>
          <text:list>
            <text:list-header>
              <text:p text:style-name="P26"><text:span text:style-name="T7">condicion</text:span><text:span text:style-name="T10">[i]</text:span><text:span text:style-name="T7">[0]: &gt;</text:span><text:span text:style-name="T4">, </text:span><text:span text:style-name="T7">&lt;</text:span><text:span text:style-name="T4">, </text:span><text:span text:style-name="T7">==</text:span><text:span text:style-name="T4">, !</text:span><text:span text:style-name="T7">=</text:span><text:span text:style-name="T4">, </text:span><text:span text:style-name="T7">&gt;=</text:span><text:span text:style-name="T4">,</text:span><text:span text:style-name="T7">&lt;=</text:span></text:p>
              <text:p text:style-name="P37">*condicion<text:span text:style-name="T33">[i]</text:span>[1]: &amp;&amp;, ||</text:p>
              <text:p text:style-name="P37">*condicion<text:span text:style-name="T33">[i]</text:span>[2]: &gt;, &lt;, ==, !=, &gt;=,&lt;=</text:p>
              <text:p text:style-name="P37">* tendra estos 2 elementos mas si el tipocondicion es compuesta Ej: &gt; &amp;&amp; &lt;</text:p>
            </text:list-header>
          </text:list>
          <text:p text:style-name="P26"/>
          <text:p text:style-name="P26"><text:span text:style-name="T5">valores para </text:span><text:span text:style-name="T8">valor</text:span><text:span text:style-name="T4">: </text:span></text:p>
          <text:list text:continue-numbering="true">
            <text:list-header>
              <text:p text:style-name="P26"><text:span text:style-name="T8">valor</text:span><text:span text:style-name="T10">[i]</text:span><text:span text:style-name="T7">[0]: </text:span><text:span text:style-name="T8">valor introducido para condicion[0]</text:span></text:p>
              <text:p text:style-name="P26"><text:span text:style-name="T7">*</text:span><text:span text:style-name="T8">valor</text:span><text:span text:style-name="T10">[i]</text:span><text:span text:style-name="T7">[1]: </text:span><text:span text:style-name="T8">valor introducido para condicion[2]</text:span></text:p>
              <text:p text:style-name="P26"><text:span text:style-name="T8">valor</text:span><text:span text:style-name="T10">[i]</text:span><text:span text:style-name="T7">[</text:span><text:span text:style-name="T8">2</text:span><text:span text:style-name="T7">]: </text:span><text:span text:style-name="T8">valor</text:span><text:span text:style-name="T9">es de la anotacion</text:span></text:p>
            </text:list-header>
          </text:list>
          <text:p text:style-name="P37"/>
        </text:list-item>
        <text:list-item>
          <text:p text:style-name="P48">calendario</text:p>
          <text:p text:style-name="P26"><text:span text:style-name="T5">valores para </text:span><text:span text:style-name="T8">valor</text:span><text:span text:style-name="T4">: </text:span></text:p>
          <text:list>
            <text:list-header>
              <text:p text:style-name="P26"><text:span text:style-name="T8">valor</text:span><text:span text:style-name="T10">[i]</text:span><text:span text:style-name="T7">[0]: </text:span><text:span text:style-name="T9">array con los valores del calendario</text:span></text:p>
              <text:p text:style-name="P54"/>
            </text:list-header>
          </text:list>
        </text:list-item>
        <text:list-item>
          <text:p text:style-name="P48">temporizador</text:p>
          <text:p text:style-name="P26"><text:span text:style-name="T5">valor para </text:span><text:span text:style-name="T4">condicion: </text:span></text:p>
          <text:list>
            <text:list-header>
              <text:p text:style-name="P26"><text:span text:style-name="T7">condicion</text:span><text:span text:style-name="T10">[i]</text:span><text:span text:style-name="T7">[0]: </text:span><text:span text:style-name="T9">temporizador</text:span></text:p>
            </text:list-header>
          </text:list>
          <text:p text:style-name="P26"/>
          <text:p text:style-name="P26"><text:span text:style-name="T5">valores para </text:span><text:span text:style-name="T8">valor</text:span><text:span text:style-name="T4">: </text:span></text:p>
          <text:list text:continue-numbering="true">
            <text:list-header>
              <text:p text:style-name="P26"><text:span text:style-name="T8">valor</text:span><text:span text:style-name="T10">[i]</text:span><text:span text:style-name="T7">[0]: </text:span><text:span text:style-name="T8">valor</text:span><text:span text:style-name="T9"> del temporizador</text:span></text:p>
            </text:list-header>
          </text:list>
          <text:p text:style-name="P26"/>
        </text:list-item>
      </text:list>
      <text:p text:style-name="P51"><text:s/></text:p>
      <text:list xml:id="list113556224245938" text:continue-list="list113556483165536" text:style-name="L1">
        <text:list-header>
          <text:p text:style-name="P80"/>
        </text:list-header>
      </text:list>
      <text:p text:style-name="P75">* <text:span text:style-name="T23">los valores contenidos en los arrays datos que continen [][], significa que son arrays de arrays donde i se corresponde con cada subtal..</text:span></text:p>
      <text:p text:style-name="P75">* <text:span text:style-name="T23">los valores contenidos en los arrays datos y arrays tcf que continen [], significa que son arrays.</text:span></text:p>
      <text:p text:style-name="P75"/>
      <text:p text:style-name="P75"/>
      <text:p text:style-name="P75">Funcionalidad:</text:p>
      <text:p text:style-name="P77"/>
      <text:list xml:id="list8476425320683525216" text:style-name="L7">
        <text:list-item>
          <text:list>
            <text:list-item>
              <text:p text:style-name="P49"><text:span text:style-name="T3">Crea caso en la tabla tales en el tcaso “tal” y en el tcaso “subtal” con los valores que le llegan en el array datos, crearCasoTcasoTalSubtalTales(). Escribe en los tdatos (</text:span>tipotcaso, <text:span text:style-name="T34">codigotal, </text:span>f1, f2, f3, f4, f5, f6, f7, f8, f9, f10, nemo, tipotpa, codigotp, <text:span text:style-name="T34">codigoanterior, codigoposterior,</text:span> tipotp, tipocondicion, clasetpa, descripcion<text:span text:style-name="T3">)</text:span></text:p>
              <text:p text:style-name="P50">* <text:span text:style-name="T28">el valor de codigotal es el id del caso que se acaba de crear en la tabla tales </text:span></text:p>
              <text:p text:style-name="P50">* <text:span text:style-name="T28">el valor de codigosubtal es igual a codigotal, sumándole 1 por cada subtal que se vaya a crear.</text:span></text:p>
              <text:p text:style-name="P50"/>
            </text:list-item>
            <text:list-item>
              <text:p text:style-name="P49"><text:span text:style-name="T3">Crea tantos casos en el tcaso “tcfsubtal” en la tabla tales, como numero de elementos contenga el array tcf.</text:span>crearTcfTal<text:span text:style-name="T24">()</text:span></text:p>
              <text:p text:style-name="P49"><text:span text:style-name="T3">Escribe en los tdatos (</text:span>tipotcaso, clasetpa, codigotal, codigoestacion, <text:soft-page-break/>nemoestacion, tipollamada, <text:span text:style-name="T25">telefono, </text:span>correo, texto, asunto, adjunto<text:span text:style-name="T3">)</text:span></text:p>
              <text:p text:style-name="P49"/>
            </text:list-item>
            <text:list-item>
              <text:p text:style-name="P59">Cose la fk correspondiente en el hilo de la tp: <text:span text:style-name="T39">prepararValoresTpa</text:span><text:span text:style-name="T43">Mutante</text:span>() <text:span text:style-name="T31">y retorna las posiciones de las Qs correspondientes a cada subtal.</text:span></text:p>
              <text:p text:style-name="P58"/>
            </text:list-item>
            <text:list-item>
              <text:p text:style-name="P65"><text:span text:style-name="T13">Añade “</text:span><text:span text:style-name="T14">FK_</text:span><text:span text:style-name="T13">subtcampo</text:span><text:span text:style-name="T14">1 y FK_subtcampo0”</text:span><text:span text:style-name="T13"> </text:span><text:span text:style-name="T15">en el hilo </text:span><text:span text:style-name="T16">de la</text:span><text:span text:style-name="T15"> tp</text:span><text:span text:style-name="T13">.añadirSubtcampoHiloTp</text:span><text:span text:style-name="T17">()</text:span></text:p>
              <text:p text:style-name="P65"><text:span text:style-name="T17"/></text:p>
            </text:list-item>
            <text:list-item>
              <text:p text:style-name="P68"><text:span text:style-name="T17">E</text:span><text:span text:style-name="T13">scribe los valores de las posiciones de las Qs en la tabla “tales” </text:span><text:span text:style-name="T18">en el tcaso </text:span><text:span text:style-name="T21">sub</text:span><text:span text:style-name="T18">tal, </text:span><text:span text:style-name="T13">con los valores devueltos en </text:span><text:span text:style-name="T41">prepararValoresTpa</text:span><text:span text:style-name="T42">Mutante</text:span><text:span text:style-name="T13">(). </text:span><text:span text:style-name="T18">Escribe en los tdatos (qcondicion1, qconsigna1, qunion, qcondicion2, qconsigna2, qcondicion3, qconsigna3, qrango, qmodo</text:span><text:span text:style-name="T19">) </text:span><text:span text:style-name="T18">del tcaso tal donde el id sea igual </text:span><text:span text:style-name="T20">codigosubtal</text:span><text:span text:style-name="T18">)</text:span></text:p>
            </text:list-item>
          </text:list>
        </text:list-item>
      </text:list>
      <text:p text:style-name="P84"/>
      <text:p text:style-name="P82">* <text:span text:style-name="T26">Si el tipo de condicion es por calendario, se deben crear las anotaciones correpondientes al horario program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11cm" fo:margin-right="0.99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2:39:08.362194232</meta:creation-date>
    <dc:date>2018-11-08T11:35:54.802511489</dc:date>
    <meta:editing-duration>P1DT6H41M3S</meta:editing-duration>
    <meta:editing-cycles>57</meta:editing-cycles>
    <meta:generator>LibreOffice/4.2.8.2$Linux_x86 LibreOffice_project/420m0$Build-2</meta:generator>
    <meta:print-date>2018-11-08T10:33:57.131959816</meta:print-date>
    <meta:document-statistic meta:table-count="0" meta:image-count="0" meta:object-count="0" meta:page-count="6" meta:paragraph-count="169" meta:word-count="1202" meta:character-count="7927" meta:non-whitespace-character-count="6816"/>
  </office:meta>
</office:document-meta>
</file>